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s reunimos el dia 7 de Mayo para continuar con el proyecto. </text:p>
      <text:p text:style-name="Standard"/>
      <text:p text:style-name="Standard">Llegando a la reunión habia intentado continuar con la programación del programa de la base de datos (flaskblog) y del programa que comaparaba la varianza real con la auxiliar. Sin embargo en ambos habia bastantes problemas que intentamos corregir en esta reunion.</text:p>
      <text:p text:style-name="Standard"/>
      <text:p text:style-name="Standard">El problema con la base de datos es que parecia que el programa no buscaba si existia el txt (no entraba en el if). Por lo que hicimos una serie de prints, y efectivamente la condición del if estaba mal, lo cual corregimos. Ademas al entrar a buscar, nunca encontraba la cadena en la base de datos (aunque si estuviera). Eso fue debido a que la cadena no se cogia bien, lo cual tambien corregimos (.strip que elimina caracteres al principio y al final, en este caso los espacios) y ahora ya el programa funciona hasta este punto, y habra que seguir trabajando para que dependiendo del flujo que siga haga unas cosas u otras (si esta la foto subo el resultado a la base de datos, sino esta la foto mando un mensaje de error). Y algo parecido en el campo foto, si esta la foto debemos dar error ya que no podra haber 2 fotos con el mismo nombre, y si no esta, la añadimos e incluiremos una descripcion.</text:p>
      <text:p text:style-name="Standard"/>
      <text:p text:style-name="Standard">El problema de la matriz real y auxiliar era debido a varios motivos. El primero es que la matriz auxiliar no estaba declarada cuando intentabamos pasar el dato real, por lo que daba fallo de indexación. Problema que se corrigio añadiendo un global, y haciendo un copy para que ambas matrices no utilizaran el mismo lugar en memoria. Despues habia mas fallos con las instrucciones (sobretodo con las matrices), pero se arreglaron y ahora el programa funcionaria, pero hay que seguir trabajando en el, ya que la base de este metodo es del que revisaba los cuadrados por orden y ahora tenemos un generador que elige que cuadrante pintar en cada momento. Es por eso que aunque se recorra bien los cuadrantes, la matriz la esta rellenando mal (por orden en vez de en la posicion real), por tanto avanzaremos tambien en este punto para ver si podemos acabarlo, haciendo como ultimo paso las comparaciones entre varianzas para ver si se puede salir o no del programa.</text:p>
      <text:p text:style-name="Standard"/>
      <text:p text:style-name="Standard">La proxima reunion sera el 14 de Mayo y espero tener estos 2 metodos concluidos para avanzar en otros puntos que aun falt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20-05-08T10:28:15.66</meta:creation-date>
    <dc:date>2020-05-08T11:19:13.17</dc:date>
    <dc:creator>o </dc:creator>
    <meta:editing-duration>PT5M26S</meta:editing-duration>
    <meta:editing-cycles>2</meta:editing-cycles>
    <meta:generator>OpenOffice/4.1.3$Win32 OpenOffice.org_project/413m1$Build-9783</meta:generator>
    <meta:document-statistic meta:table-count="0" meta:image-count="0" meta:object-count="0" meta:page-count="1" meta:paragraph-count="5" meta:word-count="415" meta:character-count="2311"/>
  </office:meta>
</office:document-meta>
</file>